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Subheading">
      <style:text-properties fo:text-transform="uppercase" style:text-position="-3% 100%" style:font-name="Ringside Regular1" fo:font-size="10pt" fo:font-style="italic" fo:font-weight="250" officeooo:rsid="00bfc300" officeooo:paragraph-rsid="00bfc300" style:font-weight-asian="normal" style:font-weight-complex="normal"/>
    </style:style>
    <style:style style:name="P11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officeooo:rsid="00c03b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827594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82767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82757120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8275379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8261401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82606080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826152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8262041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8261657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82612480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0">, Technical Trainer &amp; Project Manager</text:span></text:p>
          </table:table-cell>
        </table:table-row>
        <table:table-row table:style-name="TableLine10555318261222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82610176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82615552">
                <table:table-cell table:style-name="SoftwareEngineer.A1" office:value-type="string">
                  <text:p text:style-name="P10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82619136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82615808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82609152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82609920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82620672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8260787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8261145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82613248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9-27T10:34:39.319744636</dc:date>
    <meta:editing-duration>PT4H50M2S</meta:editing-duration>
    <meta:editing-cycles>147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8" meta:character-count="993" meta:non-whitespace-character-count="901"/>
  </office:meta>
</office:document-meta>
</file>